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2.9pt"/>
    </style:style>
    <style:style style:name="co2" style:family="table-column">
      <style:table-column-properties fo:break-before="auto" style:column-width="115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<text:a xlink:href="https://jigsaw.w3.org/css-validator/" xlink:type="simple">https://jigsaw.w3.org/css-validator/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./linuxHQ/stylesheets/layout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./linuxHQ/stylesheets/layoutMed.css</text:p>
          </table:table-cell>
          <table:table-cell/>
          <table:table-cell office:value-type="string" calcext:value-type="string">
            <text:p>NOT YET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./stylesheets/layout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./stylesheets/smallerLayout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./techHQ/stylesheets/browserSection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./techHQ/stylesheets/GAOTD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./techHQ/stylesheets/general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./techHQ/stylesheets/layout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./techHQ/stylesheets/Mgeneral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./techHQ/stylesheets/Mlayout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./techHQ/stylesheets/smallGeneral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./techHQ/stylesheets/smallLayout.c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techHQ/stylesheets/softwareSection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./techHQ/stylesheets/startPageBox.css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 directories</text:p>
          </table:table-cell>
          <table:table-cell office:value-type="string" calcext:value-type="string">
            <text:p><text:s/>20 files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ALIDATE THE VERSION ON THE WEBHOST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7:25:49.581512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6-09T07:13:53.976357791</dc:date>
    <meta:editing-duration>PT22H54M40S</meta:editing-duration>
    <meta:editing-cycles>13</meta:editing-cycles>
    <meta:document-statistic meta:table-count="1" meta:cell-count="31" meta:object-count="0"/>
  </office:meta>
</office:document-meta>
</file>